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93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1.0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ell line</text:p>
          </table:table-cell>
          <table:table-cell table:style-name="ce1" office:value-type="string" calcext:value-type="string">
            <text:p>TF ChIP-seq</text:p>
          </table:table-cell>
          <table:table-cell table:style-name="ce1" office:value-type="string" calcext:value-type="string">
            <text:p>Histone ChIP-seq</text:p>
          </table:table-cell>
          <table:table-cell table:style-name="ce1" office:value-type="string" calcext:value-type="string">
            <text:p>Dnase-seq</text:p>
          </table:table-cell>
          <table:table-cell table:style-name="ce1" office:value-type="string" calcext:value-type="string">
            <text:p>Hi-C</text:p>
          </table:table-cell>
          <table:table-cell office:value-type="string" calcext:value-type="string">
            <text:p>su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K562</text:p>
          </table:table-cell>
          <table:table-cell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+SUM([.C2:.F2])" office:value-type="float" office:value="711" calcext:value-type="float">
            <text:p>71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pG2</text:p>
          </table:table-cell>
          <table:table-cell office:value-type="float" office:value="668" calcext:value-type="float">
            <text:p>6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SUM([.C3:.F3])"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sorted by sum of assays</text:p>
          </table:table-cell>
        </table:table-row>
        <table:table-row table:style-name="ro2">
          <table:table-cell/>
          <table:table-cell office:value-type="string" calcext:value-type="string">
            <text:p>A549</text:p>
          </table:table-cell>
          <table:table-cell office:value-type="float" office:value="251" calcext:value-type="float">
            <text:p>25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+SUM([.C4:.F4])" office:value-type="float" office:value="358" calcext:value-type="float">
            <text:p>358</text:p>
          </table:table-cell>
          <table:table-cell table:number-columns-repeated="2"/>
          <table:table-cell office:value-type="string" calcext:value-type="string">
            <text:p>filtered for the assays in the columns</text:p>
          </table:table-cell>
        </table:table-row>
        <table:table-row table:style-name="ro2">
          <table:table-cell/>
          <table:table-cell office:value-type="string" calcext:value-type="string">
            <text:p>HEK293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+SUM([.C5:.F5])"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https://www.encodeproject.org/matrix/?type=Experiment&amp;replicates.library.biosample.donor.organism.scientific_name=Homo+sapiens&amp;assay_title=TF+ChIP-seq&amp;assay_title=Histone+ChIP-seq&amp;assay_title=DNase-seq&amp;assay_title=Hi-C&amp;biosample_ontology.classification=cell+line</text:p>
          </table:table-cell>
        </table:table-row>
        <table:table-row table:style-name="ro2">
          <table:table-cell/>
          <table:table-cell office:value-type="string" calcext:value-type="string">
            <text:p>GM12878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+SUM([.C6:.F6]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CF-7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table:formula="of:=+SUM([.C7:.F7]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  <table:table-cell table:formula="of:=+SUM([.C8:.F8]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La-S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SUM([.C9:.F9]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K-N-SH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+SUM([.C10:.F10]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R-9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+SUM([.C11:.F11]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CT1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+SUM([.C12:.F12]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table:formula="of:=+SUM([.C13:.F13]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M233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+SUM([.C14:.F14]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shikaw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+SUM([.C15:.F15]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EK293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+SUM([.C16:.F16])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M232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+SUM([.C17:.F17])"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6:34:27.640201652</meta:creation-date>
    <dc:date>2021-01-10T17:45:27.753570528</dc:date>
    <meta:editing-duration>PT19M59S</meta:editing-duration>
    <meta:editing-cycles>1</meta:editing-cycles>
    <meta:document-statistic meta:table-count="1" meta:cell-count="93" meta:object-count="0"/>
    <meta:generator>LibreOffice/6.4.6.2$Linux_X86_64 LibreOffice_project/40$Build-2</meta:generator>
  </office:meta>
</office:document-meta>
</file>